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margin-right="0.635cm"/>
    </style:style>
    <style:style style:name="P2" style:family="paragraph" style:parent-style-name="Standard">
      <style:paragraph-properties fo:margin-left="10.252cm" fo:margin-right="0cm"/>
      <style:text-properties officeooo:paragraph-rsid="0013142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2.822cm" fo:margin-bottom="0cm" style:contextual-spacing="false" fo:text-align="center" style:justify-single-word="false"/>
      <style:text-properties officeooo:paragraph-rsid="0016067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4.586cm" fo:margin-bottom="0cm" style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10.252cm" fo:margin-right="0cm" fo:margin-top="2.469cm" fo:margin-bottom="0cm" style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10.252cm" fo:margin-right="0cm"/>
      <style:text-properties fo:font-size="14pt" style:font-size-asian="14pt" style:font-size-complex="14pt"/>
    </style:style>
    <style:style style:name="P9" style:family="paragraph" style:parent-style-name="Standard">
      <style:paragraph-properties fo:margin-left="10.252cm" fo:margin-right="0cm" fo:margin-top="1.058cm" fo:margin-bottom="0cm" style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rsid="00149cd3" officeooo:paragraph-rsid="00149cd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2" style:family="paragraph" style:parent-style-name="Standard">
      <style:paragraph-properties fo:margin-left="10.252cm" fo:margin-right="0cm"/>
    </style:style>
    <style:style style:name="P13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13142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bold" officeooo:rsid="0021f421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bold" officeooo:rsid="002414d5" officeooo:paragraph-rsid="0013142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17" style:family="paragraph" style:parent-style-name="Standard">
      <style:paragraph-properties fo:margin-left="1.251cm" fo:margin-right="1.251cm" fo:margin-top="0cm" fo:margin-bottom="0cm" style:contextual-spacing="false" fo:line-height="150%" fo:text-align="center" style:justify-single-word="false" style:register-true="true"/>
      <style:text-properties style:font-name="Times New Roman" fo:font-size="14pt" fo:language="uk" fo:country="UA" fo:font-weight="bold" officeooo:rsid="0022bd52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3c5e6a" officeooo:paragraph-rsid="0013142f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13142f" style:font-name-asian="Times New Roman1" style:font-size-asian="12.25pt" style:font-weight-asian="bold" style:font-name-complex="Times New Roman1" style:font-size-complex="14pt" style:font-weight-complex="bold"/>
    </style:style>
    <style:style style:name="P20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2414d5" officeooo:paragraph-rsid="0013142f" style:font-size-asian="14pt" style:font-weight-asian="bold" style:font-size-complex="14pt" style:font-weight-complex="bold"/>
    </style:style>
    <style:style style:name="P21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3142f"/>
    </style:style>
    <style:style style:name="P22" style:family="paragraph" style:parent-style-name="Standard" style:master-page-name="Standard">
      <style:paragraph-properties fo:margin-top="1.058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2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13142f" style:font-name-asian="Times New Roman1" style:font-size-asian="12.25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286e6e" style:font-name-asian="Times New Roman1" style:font-size-asian="12.25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normal" officeooo:rsid="004036c0" officeooo:paragraph-rsid="00286e6e" style:font-name-asian="Times New Roman1" style:font-size-asian="12.25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ru" fo:country="RU" fo:font-weight="bold" officeooo:rsid="00286e6e" officeooo:paragraph-rsid="00286e6e" style:font-name-asian="Times New Roman1" style:font-size-asian="12.25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ru" fo:country="RU" fo:font-weight="normal" officeooo:rsid="00286e6e" officeooo:paragraph-rsid="00286e6e" style:font-name-asian="Times New Roman1" style:font-size-asian="12.25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officeooo:paragraph-rsid="002754ee"/>
    </style:style>
    <style:style style:name="P30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13142f"/>
    </style:style>
    <style:style style:name="P31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286e6e"/>
    </style:style>
    <style:style style:name="P32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officeooo:paragraph-rsid="002a6066"/>
    </style:style>
    <style:style style:name="P33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4426b1" officeooo:paragraph-rsid="0013142f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13142f" style:font-name-asian="Times New Roman1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Text_20_body">
      <style:paragraph-properties fo:margin-left="1.251cm" fo:margin-right="1.251cm" fo:margin-top="0cm" fo:margin-bottom="0cm" style:contextual-spacing="false" fo:line-height="150%" fo:text-align="justify" style:justify-single-word="false" style:register-true="true" fo:text-indent="1.251cm" style:auto-text-indent="false"/>
      <style:text-properties fo:font-size="14pt" officeooo:paragraph-rsid="0013142f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line-height="150%" fo:text-align="justify" style:justify-single-word="false" style:register-true="true"/>
      <style:text-properties fo:font-size="14pt" officeooo:paragraph-rsid="0013142f" style:font-size-asian="14pt" style:font-size-complex="14pt"/>
    </style:style>
    <style:style style:name="P37" style:family="paragraph" style:parent-style-name="Text_20_body">
      <style:paragraph-properties fo:margin-left="1.251cm" fo:margin-right="1.251cm" fo:margin-top="0cm" fo:margin-bottom="0.423cm" style:contextual-spacing="false" fo:line-height="150%" fo:text-align="justify" style:justify-single-word="false" style:register-true="true" fo:text-indent="1.251cm" style:auto-text-indent="false"/>
      <style:text-properties fo:font-size="14pt" style:font-size-asian="14pt" style:font-size-complex="14pt"/>
    </style:style>
    <style:style style:name="P38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3142f"/>
    </style:style>
    <style:style style:name="P39" style:family="paragraph" style:parent-style-name="Звичайний">
      <style:paragraph-properties fo:margin-left="1.251cm" fo:margin-right="1.251cm" fo:line-height="150%" style:register-true="true"/>
      <style:text-properties officeooo:paragraph-rsid="0013142f"/>
    </style:style>
    <style:style style:name="P40" style:family="paragraph" style:parent-style-name="Звичайний">
      <style:paragraph-properties fo:margin-left="1.251cm" fo:margin-right="1.251cm" fo:line-height="150%" style:register-true="true"/>
      <style:text-properties style:font-name="Courier New" fo:font-size="12pt" fo:language="ru" fo:country="RU" fo:font-weight="normal" officeooo:rsid="002414d5" officeooo:paragraph-rsid="0013142f" style:font-name-asian="Times New Roman1" style:font-size-asian="12pt" style:language-asian="uk" style:country-asian="UA" style:font-weight-asian="normal" style:font-name-complex="Times New Roman1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1f3c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3142f" style:font-size-asian="14pt" style:font-size-complex="14pt"/>
    </style:style>
    <style:style style:name="T5" style:family="text">
      <style:text-properties fo:font-size="14pt" fo:language="en" fo:country="US" officeooo:rsid="0013142f" style:font-size-asian="14pt" style:font-size-complex="14pt"/>
    </style:style>
    <style:style style:name="T6" style:family="text">
      <style:text-properties fo:font-size="14pt" fo:language="en" fo:country="US" officeooo:rsid="00149cd3" style:font-size-asian="14pt" style:font-size-complex="14pt"/>
    </style:style>
    <style:style style:name="T7" style:family="text">
      <style:text-properties fo:font-size="14pt" fo:language="uk" fo:country="UA" officeooo:rsid="0013142f" style:font-size-asian="14pt" style:font-size-complex="14pt"/>
    </style:style>
    <style:style style:name="T8" style:family="text">
      <style:text-properties fo:font-size="14pt" fo:language="uk" fo:country="UA" officeooo:rsid="00149cd3" style:font-size-asian="14pt" style:font-size-complex="14pt"/>
    </style:style>
    <style:style style:name="T9" style:family="text">
      <style:text-properties fo:font-size="15pt" fo:language="en" fo:country="US" style:font-size-asian="15pt" style:font-size-complex="15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86e6e"/>
    </style:style>
    <style:style style:name="T12" style:family="text">
      <style:text-properties fo:color="#000000" loext:opacity="100%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15" style:family="text">
      <style:text-properties fo:language="uk" fo:country="UA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16" style:family="text">
      <style:text-properties fo:language="uk" fo:country="UA" fo:font-weight="normal" officeooo:rsid="0024ffa0" style:font-name-asian="Times New Roman1" style:language-asian="uk" style:country-asian="UA" style:font-weight-asian="normal" style:font-name-complex="Times New Roman1" style:font-weight-complex="normal"/>
    </style:style>
    <style:style style:name="T17" style:family="text">
      <style:text-properties fo:language="uk" fo:country="UA" fo:font-weight="normal" officeooo:rsid="0025b72a" style:font-name-asian="Times New Roman1" style:language-asian="uk" style:country-asian="UA" style:font-weight-asian="normal" style:font-name-complex="Times New Roman1" style:font-weight-complex="normal"/>
    </style:style>
    <style:style style:name="T18" style:family="text">
      <style:text-properties fo:language="uk" fo:country="UA" fo:font-weight="normal" officeooo:rsid="002a6066" style:font-name-asian="Times New Roman1" style:language-asian="uk" style:country-asian="UA" style:font-weight-asian="normal" style:font-name-complex="Times New Roman1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21" style:family="text">
      <style:text-properties fo:language="en" fo:country="US" fo:font-weight="normal" officeooo:rsid="0017f9b1" style:font-name-asian="Times New Roman1" style:language-asian="uk" style:country-asian="UA" style:font-weight-asian="normal" style:font-name-complex="Times New Roman1" style:font-weight-complex="normal"/>
    </style:style>
    <style:style style:name="T22" style:family="text">
      <style:text-properties fo:language="en" fo:country="US" fo:font-weight="normal" officeooo:rsid="0025b72a" style:font-name-asian="Times New Roman1" style:language-asian="uk" style:country-asian="UA" style:font-weight-asian="normal" style:font-name-complex="Times New Roman1" style:font-weight-complex="normal"/>
    </style:style>
    <style:style style:name="T23" style:family="text">
      <style:text-properties fo:language="en" fo:country="US" fo:font-weight="normal" officeooo:rsid="002a6066" style:font-name-asian="Times New Roman1" style:language-asian="uk" style:country-asian="UA" style:font-weight-asian="normal" style:font-name-complex="Times New Roman1" style:font-weight-complex="normal"/>
    </style:style>
    <style:style style:name="T24" style:family="text">
      <style:text-properties fo:language="en" fo:country="US" officeooo:rsid="0016067e"/>
    </style:style>
    <style:style style:name="T25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fo:language="en" fo:country="US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language="en" fo:country="US" fo:font-weight="bold" officeooo:rsid="0027a11f" style:font-size-asian="12.25pt" style:font-weight-asian="bold" style:font-size-complex="14pt" style:font-weight-complex="bold"/>
    </style:style>
    <style:style style:name="T29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en" fo:country="US" style:font-size-asian="14pt" style:font-size-complex="14pt"/>
    </style:style>
    <style:style style:name="T31" style:family="text">
      <style:text-properties style:font-name="Times New Roman" fo:font-size="14pt" fo:language="en" fo:country="US" fo:font-weight="normal" officeooo:rsid="002b9199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language="uk" fo:country="UA" fo:font-weight="normal" officeooo:rsid="0028199a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language="uk" fo:country="UA" fo:font-weight="bold" officeooo:rsid="0021f421" style:font-size-asian="12.25pt" style:font-weight-asian="bold" style:font-size-complex="14pt" style:font-weight-complex="bold"/>
    </style:style>
    <style:style style:name="T34" style:family="text">
      <style:text-properties style:font-name="Times New Roman" fo:font-size="14pt" fo:language="uk" fo:country="UA" fo:font-weight="bold" officeooo:rsid="002a6066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6" style:family="text">
      <style:text-properties style:font-name="Times New Roman" fo:font-size="14pt" officeooo:rsid="001e05f0" style:font-name-asian="Times New Roman1" style:font-size-asian="14pt" style:language-asian="uk" style:country-asian="UA" style:font-name-complex="Times New Roman1" style:font-size-complex="14pt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fo:language="ru" fo:country="RU" fo:font-weight="bold" officeooo:rsid="0021f421" style:font-size-asian="12.25pt" style:font-weight-asian="bold" style:font-size-complex="14pt" style:font-weight-complex="bold"/>
    </style:style>
    <style:style style:name="T39" style:family="text">
      <style:text-properties style:font-name="Times New Roman" fo:font-size="14pt" fo:language="ru" fo:country="RU" fo:font-weight="bold" officeooo:rsid="002414d5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language="ru" fo:country="RU" style:font-size-asian="14pt" style:font-size-complex="14pt"/>
    </style:style>
    <style:style style:name="T41" style:family="text">
      <style:text-properties style:font-name="Times New Roman" fo:font-size="14pt" fo:language="ru" fo:country="RU" fo:font-weight="normal" officeooo:rsid="0028199a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2414d5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3" style:family="text">
      <style:text-properties style:font-name="Times New Roman" fo:font-size="14pt" fo:language="ru" fo:country="RU" fo:font-weight="normal" officeooo:rsid="002b9199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4" style:family="text">
      <style:text-properties fo:font-weight="normal" style:font-name-asian="Times New Roman1" style:language-asian="uk" style:country-asian="UA" style:font-weight-asian="normal" style:font-name-complex="Times New Roman1" style:font-weight-complex="normal"/>
    </style:style>
    <style:style style:name="T45" style:family="text">
      <style:text-properties fo:font-weight="normal" officeooo:rsid="0025b72a" style:font-name-asian="Times New Roman1" style:language-asian="uk" style:country-asian="UA" style:font-weight-asian="normal" style:font-name-complex="Times New Roman1" style:font-weight-complex="normal"/>
    </style:style>
    <style:style style:name="T46" style:family="text">
      <style:text-properties fo:font-weight="normal" officeooo:rsid="002a6066" style:font-name-asian="Times New Roman1" style:language-asian="uk" style:country-asian="UA" style:font-weight-asian="normal" style:font-name-complex="Times New Roman1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style:font-weight-asian="normal" style:font-weight-complex="normal" loext:padding="0.049cm" loext:border="0.06pt solid #e3e3e3"/>
    </style:style>
    <style:style style:name="T49" style:family="text"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T50" style:family="text">
      <style:text-properties style:font-name="Courier New" fo:font-size="12pt" fo:language="ru" fo:country="RU" fo:font-weight="normal" officeooo:rsid="003c5e6a" style:font-name-asian="Times New Roman1" style:font-size-asian="10.5pt" style:font-weight-asian="normal" style:font-name-complex="Times New Roman1" style:font-size-complex="12pt" style:font-weight-complex="normal"/>
    </style:style>
    <style:style style:name="T51" style:family="text">
      <style:text-properties style:font-name="Courier New" fo:font-size="12pt" fo:language="uk" fo:country="UA" fo:font-weight="normal" officeooo:rsid="003c5e6a" style:font-name-asian="Times New Roman1" style:font-size-asian="10.5pt" style:font-weight-asian="normal" style:font-name-complex="Times New Roman1" style:font-size-complex="12pt" style:font-weight-complex="normal"/>
    </style:style>
    <style:style style:name="T52" style:family="text">
      <style:text-properties fo:color="#606060" loext:opacity="100%" style:font-name="Times New Roman" fo:font-size="14pt" fo:letter-spacing="-0.023cm" style:font-size-asian="14pt" style:font-size-complex="14pt"/>
    </style:style>
    <style:style style:name="T53" style:family="text">
      <style:text-properties officeooo:rsid="001e1f3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 loext:padding="0.049cm" loext:border="0.06pt solid #e3e3e3"/>
    </style:style>
    <style:style style:name="T56" style:family="text">
      <style:text-properties officeooo:rsid="00286e6e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size="15pt" fo:language="en" fo:country="US" fo:font-weight="bold" officeooo:rsid="002a6066" style:font-name-asian="Times New Roman1" style:font-size-asian="15pt" style:font-weight-asian="bold" style:font-name-complex="Times New Roman1" style:font-size-complex="15pt" style:font-weight-complex="bold"/>
    </style:style>
    <style:style style:name="T59" style:family="text">
      <style:text-properties style:font-name="Times New Roman" fo:font-size="15pt" fo:language="ru" fo:country="RU" fo:font-weight="bold" officeooo:rsid="002a6066" style:font-name-asian="Times New Roman1" style:font-size-asian="15pt" style:font-weight-asian="bold" style:font-name-complex="Times New Roman1" style:font-size-complex="15pt" style:font-weight-complex="bold"/>
    </style:style>
    <style:style style:name="T60" style:family="text">
      <style:text-properties style:font-name="Times New Roman" fo:font-weight="normal" style:font-weight-asian="normal" style:font-weight-complex="normal"/>
    </style:style>
    <style:style style:name="T61" style:family="text">
      <style:text-properties style:font-name="Times New Roman" fo:font-weight="normal" style:font-weight-asian="normal" style:font-weight-complex="normal" loext:padding="0.049cm" loext:border="0.06pt solid #e3e3e3"/>
    </style:style>
    <style:style style:name="T6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3" style:family="text">
      <style:text-properties style:font-name="Times New Roman" fo:font-size="14pt" fo:font-weight="normal" style:font-size-asian="14pt" style:font-weight-asian="normal" style:font-size-complex="14pt" style:font-weight-complex="normal" loext:padding="0.049cm" loext:border="0.06pt solid #e3e3e3"/>
    </style:style>
    <style:style style:name="T64" style:family="text">
      <style:text-properties style:font-name="Times New Roman" fo:font-size="14pt" fo:language="ru" fo:country="RU" fo:font-weight="normal" officeooo:rsid="002b9199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65" style:family="text">
      <style:text-properties style:font-name="Times New Roman" fo:font-size="14pt" style:font-size-asian="14pt" style:font-size-complex="14pt"/>
    </style:style>
    <style:style style:name="T66" style:family="text">
      <style:text-properties style:font-name="Times New Roman" fo:font-size="14pt" style:font-size-asian="14pt" style:font-size-complex="14pt" loext:padding="0.049cm" loext:border="0.06pt solid #e3e3e3"/>
    </style:style>
    <style:style style:name="T67" style:family="text">
      <style:text-properties style:font-name="Times New Roman" loext:padding="0.049cm" loext:border="0.06pt solid #e3e3e3"/>
    </style:style>
    <style:style style:name="T68" style:family="text">
      <style:text-properties loext:padding="0.049cm" loext:border="0.06pt solid #e3e3e3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5">Центральноукраїнський національний технічний університет</text:p>
      <text:p text:style-name="P5">Механіко-технологічний факультет</text:p>
      <text:p text:style-name="P6">ЗВІТ</text:p>
      <text:p text:style-name="P3"><text:span text:style-name="T1">ПРО ВИКОНАННЯ ЛАБОРАТОРНОЇ РОБОТИ № </text:span><text:span text:style-name="T2">9</text:span></text:p>
      <text:p text:style-name="P5">з навчальної дисципліни <text:span text:style-name="T1"/></text:p>
      <text:p text:style-name="P5">“Базові методології та технології програмування”</text:p>
      <text:p text:style-name="P10">на тему</text:p>
      <text:p text:style-name="P29"><text:span text:style-name="T6">“</text:span><text:span text:style-name="T8">РЕАЛІЗАЦІЯ ПРОГРАМНИХ МОДУЛІВ ОБРОБЛЕННЯ ДАНИХ СКЛАДОВИХ ТИПІВ З ФАЙЛОВИМ ВВЕДЕННЯМ/ВИВЕДЕННЯМ </text:span><text:span text:style-name="T1">“</text:span></text:p>
      <text:p text:style-name="P11"/>
      <text:p text:style-name="P7">ЗАВДАННЯ ВИДАВ<text:span text:style-name="T1"/></text:p>
      <text:p text:style-name="P8">доцент кафедри кібербезпеки та програмного забезпечення</text:p>
      <text:p text:style-name="P8">Доренський О. П. <text:span text:style-name="T3"/></text:p>
      <text:p text:style-name="P12"><text:a xlink:type="simple" xlink:href="https://github.com/odorenskyi/Dmytro-Parkhomenko-KB18" text:style-name="Internet_20_link" text:visited-style-name="Visited_20_Internet_20_Link"><text:span text:style-name="Internet_20_link"><text:span text:style-name="T12">https://github.com/odorenskyi/</text:span></text:span></text:a><text:span text:style-name="T1"> </text:span></text:p>
      <text:p text:style-name="P9">ВИКОНАВ <text:span text:style-name="T1"/></text:p>
      <text:p text:style-name="P12"><text:span text:style-name="T1">студент академічної групи </text:span><text:span text:style-name="T3">К</text:span><text:span text:style-name="T7">І</text:span><text:span text:style-name="T3">-2</text:span><text:span text:style-name="T7">3</text:span></text:p>
      <text:p text:style-name="P12"><text:span text:style-name="T4">Гончар</text:span><text:span text:style-name="T1"> </text:span><text:span text:style-name="T4">А</text:span><text:span text:style-name="T1">. </text:span><text:span text:style-name="T4">Д</text:span><text:span text:style-name="T1">.</text:span></text:p>
      <text:p text:style-name="P9">ПЕРЕВІРИВ<text:span text:style-name="T1"/></text:p>
      <text:p text:style-name="P2"><text:span text:style-name="T1">викладач <text:line-break/></text:span><text:span text:style-name="T36">Дрєєва Г.М.</text:span></text:p>
      <text:p text:style-name="P4"><text:span text:style-name="T1">Кропивницький – 202</text:span><text:span text:style-name="T5">4</text:span></text:p>
      <text:p text:style-name="P4"><text:soft-page-break/><text:span text:style-name="T38">Лабараторна робота </text:span><text:span text:style-name="T33">№</text:span><text:span text:style-name="T28">10</text:span></text:p>
      <text:p text:style-name="P23" loext:marker-style-name="T35"/>
      <text:p text:style-name="P30"><text:span text:style-name="T26"><text:tab/>Тема</text:span><text:span text:style-name="T27">: </text:span><text:span text:style-name="T41">Реал</text:span><text:span text:style-name="T32">ізація програмних модулів оброблення данних складових типів з файловим введенням/виведенням</text:span></text:p>
      <text:p text:style-name="P31"><text:span text:style-name="T25"><text:tab/>МЕТА</text:span><text:span text:style-name="T35">: Мета Набути ґрунтовних вмінь і практичних навичок реалізації у Code::Blocks IDE мовою програмування С++ програмних модулів створення й оброблення даних типів масив, структура, об’єднання, множина, перелік, перетворення типів даних, використання файлових потоків та функцій стандартних бібліотек для оброблення символьної інформації. <text:s/></text:span></text:p>
      <text:p text:style-name="P16"/>
      <text:p text:style-name="P14">Завдання<text:span text:style-name="T13">:</text:span></text:p>
      <text:p text:style-name="P35"><text:span text:style-name="T53">1.</text:span>Реалізувати функції розв’язування задач 9.1–9.3 як складових статичної бібліотеки libModulesПрізвище.а (проект ModulesПрізвище, створений під час виконання лабораторної роботи №8).</text:p>
      <text:p text:style-name="P37"><text:span text:style-name="T53">2.</text:span>Реалізувати програмне забезпечення розв’язування задачі 9.4 на основі функцій статичної бібліотеки libModulesПрізвище.а.</text:p>
      <text:p text:style-name="P36"/>
      <text:p text:style-name="P17">Варіант №<text:span text:style-name="T56">4</text:span></text:p>
      <text:p text:style-name="P27">Задача 10.1</text:p>
      <text:p text:style-name="P28">У вихідний текстовий файл записати: Авторську інформацію: ім'я й прізвище розробника модуля, установа\організація, місто, країна, рік розробки.. Кількість приголосних літер у слові із вхідного файла. Повідомлення чи є слово із вхідного файла у наступній краплинці Віталія Іващенка: Про себе не кажи недобрих слів, Бо має сказане таємну силу. Кажи: "Я сильний, впевнений, щасливий!" І буде саме так, як ти хотів! </text:p>
      <text:p text:style-name="P19"/>
      <text:p text:style-name="P19">Лістинг <text:span text:style-name="T56">Задачі 10.1</text:span></text:p>
      <text:p text:style-name="P19"><text:span text:style-name="T24"/></text:p>
      <text:p text:style-name="P33">void author(const std::string&amp; fileName){</text:p>
      <text:p text:style-name="P33"><text:s text:c="4"/>ofstream file(fileName);</text:p>
      <text:p text:style-name="P33"><text:soft-page-break/><text:s text:c="4"/>if (!file.is_open()) {</text:p>
      <text:p text:style-name="P33"><text:s text:c="8"/>cout &lt;&lt; "Не вдалося відкрити файл для запису." &lt;&lt; endl;</text:p>
      <text:p text:style-name="P33"><text:s text:c="8"/>return;</text:p>
      <text:p text:style-name="P33"><text:s text:c="4"/>}</text:p>
      <text:p text:style-name="P33"><text:s text:c="4"/>file &lt;&lt; "Артемій Гончар, ЦНТУ, м.Кропивницький, Україна, 2024" &lt;&lt;endl;</text:p>
      <text:p text:style-name="P33"/>
      <text:p text:style-name="P33"><text:s text:c="4"/>ifstream inputFile("input.txt");</text:p>
      <text:p text:style-name="P33"><text:s text:c="4"/>if (!inputFile.is_open()) {</text:p>
      <text:p text:style-name="P33"><text:s text:c="8"/>cout &lt;&lt; "Не вдалося відкрити вхідний файл." &lt;&lt; endl;</text:p>
      <text:p text:style-name="P33"><text:s text:c="8"/>return;</text:p>
      <text:p text:style-name="P33"><text:s text:c="4"/>}</text:p>
      <text:p text:style-name="P33"/>
      <text:p text:style-name="P33"><text:s text:c="4"/>string word;</text:p>
      <text:p text:style-name="P33"><text:s text:c="4"/>inputFile &gt;&gt; word;</text:p>
      <text:p text:style-name="P33"><text:s text:c="4"/>inputFile.close();</text:p>
      <text:p text:style-name="P33"/>
      <text:p text:style-name="P33"><text:s text:c="4"/>int consonantCount = 0;</text:p>
      <text:p text:style-name="P33"><text:s text:c="4"/>for (char c : word) {</text:p>
      <text:p text:style-name="P33"><text:s text:c="8"/>if (isalpha(c) &amp;&amp; !strchr("АЕЮЯІЄОаеюяієо", c)) {</text:p>
      <text:p text:style-name="P33"><text:s text:c="12"/>consonantCount++;</text:p>
      <text:p text:style-name="P33"><text:s text:c="8"/>}</text:p>
      <text:p text:style-name="P33"><text:s text:c="4"/>}</text:p>
      <text:p text:style-name="P33"/>
      <text:p text:style-name="P33"><text:s text:c="4"/>file &lt;&lt; "Кількість приголосних літер у слові: " &lt;&lt; consonantCount &lt;&lt; endl;</text:p>
      <text:p text:style-name="P33"/>
      <text:p text:style-name="P33"><text:s text:c="4"/>string poem = "Про себе не кажи недобрих слів, Бо має сказане таємну силу. Кажи: \"Я сильний, впевнений, щасливий!\" І буде саме так, як ти хотів!";</text:p>
      <text:p text:style-name="P33"><text:s text:c="4"/>if (poem.find(word) != string::npos) {</text:p>
      <text:p text:style-name="P33"><text:s text:c="8"/>file &lt;&lt; "Слово \"" &lt;&lt; word &lt;&lt; "\" знаходиться у заданій краплинці." &lt;&lt; endl;</text:p>
      <text:p text:style-name="P33"><text:s text:c="4"/>} else {</text:p>
      <text:p text:style-name="P33"><text:s text:c="8"/>file &lt;&lt; "Слово \"" &lt;&lt; word &lt;&lt; "\" не знаходиться у заданій краплинці." &lt;&lt; endl;</text:p>
      <text:p text:style-name="P33"><text:s text:c="4"/>}</text:p>
      <text:p text:style-name="P33"><text:soft-page-break/></text:p>
      <text:p text:style-name="P33"><text:s text:c="4"/>file.close();</text:p>
      <text:p text:style-name="P33"/>
      <text:p text:style-name="P33">}</text:p>
      <text:p text:style-name="P19"/>
      <text:p text:style-name="P25">Задача 10.2 </text:p>
      <text:p text:style-name="P26">У вхідний тестовий файл дописати: першу і останню літеру слова яке міститься у цьому файлі, а також дату й час дозапису інформації </text:p>
      <text:p text:style-name="P19">Лістинг <text:span text:style-name="T11">задач</text:span><text:span text:style-name="T56">і 10.2</text:span></text:p>
      <text:p text:style-name="P34">void wordFile(const std::string&amp; fileName){</text:p>
      <text:p text:style-name="P34"><text:s text:c="4"/>ifstream inputFile(fileName);</text:p>
      <text:p text:style-name="P34"><text:s text:c="4"/>if (!inputFile.is_open()) {</text:p>
      <text:p text:style-name="P34"><text:s text:c="8"/>cout &lt;&lt; "Не вдалося відкрити вхідний файл." &lt;&lt; endl;</text:p>
      <text:p text:style-name="P34"><text:s text:c="8"/>return;</text:p>
      <text:p text:style-name="P34"><text:s text:c="4"/>}</text:p>
      <text:p text:style-name="P34"/>
      <text:p text:style-name="P34"/>
      <text:p text:style-name="P34"><text:s text:c="4"/>string word;</text:p>
      <text:p text:style-name="P34"><text:s text:c="4"/>inputFile &gt;&gt; word;</text:p>
      <text:p text:style-name="P34"><text:s text:c="4"/>inputFile.close();</text:p>
      <text:p text:style-name="P34"/>
      <text:p text:style-name="P34"><text:s text:c="4"/>ofstream outputFile(fileName, ios_base::app);</text:p>
      <text:p text:style-name="P34"><text:s text:c="4"/>if (!outputFile.is_open()) {</text:p>
      <text:p text:style-name="P34"><text:s text:c="8"/>cout &lt;&lt; "Не вдалося відкрити файл для дописування." &lt;&lt; endl;</text:p>
      <text:p text:style-name="P34"><text:s text:c="8"/>return;</text:p>
      <text:p text:style-name="P34"><text:s text:c="4"/>}</text:p>
      <text:p text:style-name="P34"/>
      <text:p text:style-name="P34"><text:s text:c="4"/>if (!word.empty()) {</text:p>
      <text:p text:style-name="P34"><text:s text:c="8"/>outputFile &lt;&lt; "Перша літера: " &lt;&lt; word.front() &lt;&lt; std::endl;</text:p>
      <text:p text:style-name="P34"><text:s text:c="8"/>outputFile &lt;&lt; "Остання літера: " &lt;&lt; word.back() &lt;&lt; std::endl;</text:p>
      <text:p text:style-name="P34"><text:s text:c="4"/>}</text:p>
      <text:p text:style-name="P34"/>
      <text:p text:style-name="P34"><text:s text:c="4"/>time_t currentTime = time(nullptr);</text:p>
      <text:p text:style-name="P34"><text:soft-page-break/><text:s text:c="4"/>outputFile &lt;&lt; "Дата та час дозапису: " &lt;&lt; asctime(localtime(&amp;currentTime));</text:p>
      <text:p text:style-name="P34"/>
      <text:p text:style-name="P34"><text:s text:c="4"/>outputFile.close();</text:p>
      <text:p text:style-name="P32"><text:span text:style-name="T50">}</text:span></text:p>
      <text:p text:style-name="P32"><text:span text:style-name="Шрифт_20_абзацу_20_за_20_замовчуванням"><text:span text:style-name="T51"/></text:span></text:p>
      <text:p text:style-name="P32"><text:span text:style-name="Шрифт_20_абзацу_20_за_20_замовчуванням"><text:span text:style-name="T58">З</text:span></text:span><text:span text:style-name="Шрифт_20_абзацу_20_за_20_замовчуванням"><text:span text:style-name="T59">адача 10.3</text:span></text:span><text:span text:style-name="Шрифт_20_абзацу_20_за_20_замовчуванням"><text:span text:style-name="T9"><text:line-break/>Вхідні дані - числові значення x,y,z та натуральне число b. У вихідний текстовий файл дописати: результати виконання функцій із заголовкового файлу ModulesGonchar.h s_calculation з аргументами x, y, z число b у двійковому коді. </text:span></text:span></text:p>
      <text:p text:style-name="P32"><text:span text:style-name="Шрифт_20_абзацу_20_за_20_замовчуванням"><text:span text:style-name="T29">Лістинг </text:span></text:span><text:span text:style-name="Шрифт_20_абзацу_20_за_20_замовчуванням"><text:span text:style-name="T34">Задачі 10.3</text:span></text:span></text:p>
      <text:p text:style-name="P21"><text:span text:style-name="Шрифт_20_абзацу_20_за_20_замовчуванням"><text:span text:style-name="T29"/></text:span></text:p>
      <text:p text:style-name="P21"><text:span text:style-name="Шрифт_20_абзацу_20_за_20_замовчуванням"><text:span text:style-name="T49">void calculations(double x, double y, double z, int b, const string&amp; outputFileName) {</text:span></text:span></text:p>
      <text:p text:style-name="P21"><text:span text:style-name="Шрифт_20_абзацу_20_за_20_замовчуванням"><text:span text:style-name="T49"><text:s text:c="4"/>ofstream outputFile(outputFileName, ios_base::app);</text:span></text:span></text:p>
      <text:p text:style-name="P21"><text:span text:style-name="Шрифт_20_абзацу_20_за_20_замовчуванням"><text:span text:style-name="T49"><text:s text:c="4"/>if (!outputFile.is_open()) {</text:span></text:span></text:p>
      <text:p text:style-name="P21"><text:span text:style-name="Шрифт_20_абзацу_20_за_20_замовчуванням"><text:span text:style-name="T49"><text:s text:c="8"/>cout &lt;&lt; "Не вдалося відкрити вихідний файл." &lt;&lt; endl;</text:span></text:span></text:p>
      <text:p text:style-name="P21"><text:span text:style-name="Шрифт_20_абзацу_20_за_20_замовчуванням"><text:span text:style-name="T49"><text:s text:c="8"/>return;</text:span></text:span></text:p>
      <text:p text:style-name="P21"><text:span text:style-name="Шрифт_20_абзацу_20_за_20_замовчуванням"><text:span text:style-name="T49"><text:s text:c="4"/>}</text:span></text:span></text:p>
      <text:p text:style-name="P21"><text:span text:style-name="Шрифт_20_абзацу_20_за_20_замовчуванням"><text:span text:style-name="T49"/></text:span></text:p>
      <text:p text:style-name="P21"><text:span text:style-name="Шрифт_20_абзацу_20_за_20_замовчуванням"><text:span text:style-name="T49"><text:s text:c="4"/>double result = s_calculation(x, y, z);</text:span></text:span></text:p>
      <text:p text:style-name="P21"><text:span text:style-name="Шрифт_20_абзацу_20_за_20_замовчуванням"><text:span text:style-name="T49"/></text:span></text:p>
      <text:p text:style-name="P21"><text:span text:style-name="Шрифт_20_абзацу_20_за_20_замовчуванням"><text:span text:style-name="T49"><text:s text:c="4"/>outputFile &lt;&lt; "Результат обчислень за функцією s_calculation з аргументами x=" &lt;&lt; x &lt;&lt; ", y=" &lt;&lt; y &lt;&lt; ", z=" &lt;&lt; z &lt;&lt; ": " &lt;&lt; result &lt;&lt; endl;</text:span></text:span></text:p>
      <text:p text:style-name="P21"><text:span text:style-name="Шрифт_20_абзацу_20_за_20_замовчуванням"><text:span text:style-name="T49"><text:s text:c="4"/>outputFile &lt;&lt; "Число " &lt;&lt; b &lt;&lt; " у двійковому коді: " &lt;&lt; bitset&lt;32&gt;(b) &lt;&lt; endl;</text:span></text:span></text:p>
      <text:p text:style-name="P21"><text:span text:style-name="Шрифт_20_абзацу_20_за_20_замовчуванням"><text:span text:style-name="T49"/></text:span></text:p>
      <text:p text:style-name="P21"><text:span text:style-name="Шрифт_20_абзацу_20_за_20_замовчуванням"><text:span text:style-name="T49"><text:s text:c="4"/>outputFile.close();</text:span></text:span></text:p>
      <text:p text:style-name="P21"><text:span text:style-name="Шрифт_20_абзацу_20_за_20_замовчуванням"><text:span text:style-name="T49">}</text:span></text:span></text:p>
      <text:p text:style-name="P21"><text:span text:style-name="Шрифт_20_абзацу_20_за_20_замовчуванням"><text:span text:style-name="T29"/></text:span></text:p>
      <text:p text:style-name="P15">Висновок: <text:span text:style-name="T44">Виконання </text:span><text:span text:style-name="T15">цієї </text:span><text:span text:style-name="T14">лабораторн</text:span><text:span text:style-name="T15">ої</text:span><text:span text:style-name="T44"> роб</text:span><text:span text:style-name="T15">оти</text:span><text:span text:style-name="T21"> </text:span><text:span text:style-name="T22">з</text:span><text:span text:style-name="T45">м</text:span><text:span text:style-name="T17">іцнило</text:span><text:span text:style-name="T16"> мої знання у </text:span><text:span text:style-name="T46">запису даних у файла</text:span><text:span text:style-name="T16">. </text:span><text:span text:style-name="T46">Хоча я вже давно з цим роз</text:span><text:span text:style-name="T18">ібрався, і навіть недавно написав десктоп додаток зявдяки якому можна пересилати </text:span><text:soft-page-break/><text:span text:style-name="T18">будть які файли по інтернету (</text:span><text:span text:style-name="T46">Використовував фреймворк </text:span><text:span text:style-name="T23">QT </text:span><text:span text:style-name="T46">з классом </text:span><text:span text:style-name="T23">QTCPsocket).</text:span></text:p>
      <text:p text:style-name="P20"><text:span text:style-name="T20"/></text:p>
      <text:p text:style-name="P18">Відповіді на питання:</text:p>
      <text:p text:style-name="P39"><text:span text:style-name="T39">1. </text:span><text:span text:style-name="T62">Використовується для обробки винятків у програмі. Код, який може викликати винятки, поміщується у блок </text:span><text:span text:style-name="Source_20_Text"><text:span text:style-name="T63">try</text:span></text:span><text:span text:style-name="T62">, а код, який обробляє винятки, розміщується у блоках </text:span><text:span text:style-name="Source_20_Text"><text:span text:style-name="T63">catch</text:span></text:span><text:span text:style-name="T62">. </text:span></text:p>
      <text:p text:style-name="P40">try {</text:p>
      <text:p text:style-name="P40"><text:s text:c="4"/>// код, який може викликати винятки</text:p>
      <text:p text:style-name="P40">}</text:p>
      <text:p text:style-name="P40">catch (ExceptionType1 ex1) {</text:p>
      <text:p text:style-name="P40"><text:s text:c="4"/>// обробка винятку типу ExceptionType1</text:p>
      <text:p text:style-name="P40">}</text:p>
      <text:p text:style-name="P40">catch (ExceptionType2 ex2) {</text:p>
      <text:p text:style-name="P40"><text:s text:c="4"/>// обробка винятку типу ExceptionType2</text:p>
      <text:p text:style-name="P40">}</text:p>
      <text:p text:style-name="P39"><text:span text:style-name="T39">2.</text:span><text:span text:style-name="T42"> </text:span><text:span text:style-name="T43">Ц</text:span><text:span text:style-name="T37">е змінна, яка оголошується в одному модулі програми (наприклад, в одному файлі) і використовується у іншому модулі програми (наприклад, в іншому файлі). Для того щоб інші модулі могли користуватися цією змінною, вона повинна бути оголошена як зовнішня за допомогою ключового слова </text:span><text:span text:style-name="Source_20_Text"><text:span text:style-name="T66">extern</text:span></text:span><text:span text:style-name="T37">. </text:span></text:p>
      <text:p text:style-name="P39"><text:span text:style-name="T39">3.</text:span><text:span text:style-name="T42"> </text:span><text:span text:style-name="T37">Об'єкти (змінні, типи, константи і т. д.), описані в тілі функції </text:span><text:span text:style-name="Source_20_Text"><text:span text:style-name="T66">main</text:span></text:span><text:span text:style-name="T37"> в C++, матимуть локальну область видимості. Це означає, що вони будуть доступні лише всередині функції </text:span><text:span text:style-name="Source_20_Text"><text:span text:style-name="T66">main</text:span></text:span><text:span text:style-name="T37"> і не будуть доступні ззовні. </text:span></text:p>
      <text:p text:style-name="P39"><text:span text:style-name="T39">4.</text:span><text:span text:style-name="T42"> </text:span><text:span text:style-name="T37">Міжмодульна змінна типу </text:span><text:span text:style-name="Source_20_Text"><text:span text:style-name="T66">enum</text:span></text:span><text:span text:style-name="T37"> займає менше пам'яті і забезпечує чіткіше визначення дозволених значень, в той час як масив потребує більше пам'яті і може містити будь-які значення того ж типу даних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вичайний" style:family="paragraph">
      <style:paragraph-properties fo:hyphenation-ladder-count="no-limit"/>
      <style:text-properties fo:font-size="12pt" fo:language="uk" fo:country="UA" style:font-size-asian="12pt" style:language-asian="uk" style:country-asian="UA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Courier New1" style:font-family-asian="'Courier New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Шрифт_20_абзацу_20_за_20_замовчуванням" style:display-name="Шрифт абзацу за замовчуванням" style:family="text"/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a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4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1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2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2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14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0.95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Рамка1" text:anchor-type="paragraph" svg:y="0.002cm" draw:z-index="4"><draw:text-box fo:min-height="0.058cm" fo:min-width="0.041cm"><text:p text:style-name="Header"><text:span text:style-name="Page_20_Number"><text:page-number text:select-page="current">5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ШАБЛОН : Титульний аркуш звіту про ЛР</dc:title>
    <dc:subject>Модульне програмування // Титульний аркуш звіту про ЛР</dc:subject>
    <meta:keyword/>
    <meta:initial-creator>Доренський О. П.</meta:initial-creator>
    <meta:creation-date>2016-09-17T12:13:00</meta:creation-date>
    <dc:date>2024-05-08T18:55:19.243000000</dc:date>
    <meta:editing-cycles>106</meta:editing-cycles>
    <meta:editing-duration>PT2H29M11S</meta:editing-duration>
    <meta:generator>LibreOffice/7.6.3.2$Windows_X86_64 LibreOffice_project/29d686fea9f6705b262d369fede658f824154cc0</meta:generator>
    <meta:document-statistic meta:table-count="0" meta:image-count="0" meta:object-count="0" meta:page-count="6" meta:paragraph-count="113" meta:word-count="805" meta:character-count="5930" meta:non-whitespace-character-count="4909"/>
  </office:meta>
</office:document-meta>
</file>